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3" style:family="paragraph" style:parent-style-name="Footer">
      <style:text-properties style:font-name="Bitstream Vera San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text-line-through-style="non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1.041cm"/>
        </style:tab-stops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background-color="transparent" style:font-size-asian="10pt" style:font-style-asian="normal" style:font-size-complex="10pt" style:font-style-complex="normal"/>
    </style:style>
    <style:style style:name="P15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size-complex="10pt"/>
    </style:style>
    <style:style style:name="P24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fo:color="#808080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fo:color="#808080" style:font-name="Bitstream Vera Sans" fo:font-size="10pt" style:font-size-asian="10pt" style:font-size-complex="10pt"/>
    </style:style>
    <style:style style:name="P27" style:family="paragraph" style:parent-style-name="Standard" style:list-style-name="L3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1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32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34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5" style:family="paragraph" style:parent-style-name="Tekst_20_zonder_20_opmaak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language-asian="nl" style:country-asian="NL"/>
    </style:style>
    <style:style style:name="T3" style:family="text">
      <style:text-properties fo:language="nl" fo:country="NL" style:font-name-complex="Courier New1"/>
    </style:style>
    <style:style style:name="T4" style:family="text">
      <style:text-properties fo:language="nl" fo:country="NL" fo:font-style="normal" style:text-underline-style="none" fo:font-weight="normal" fo:background-color="transparent" style:font-name-asian="Times New Roman" style:language-asian="nl" style:country-asian="NL" style:font-style-asian="normal" style:font-weight-asian="normal" style:font-name-complex="Arial" style:language-complex="ar" style:country-complex="SA" style:font-style-complex="normal" style:font-weight-complex="normal"/>
    </style:style>
    <style:style style:name="T5" style:family="text">
      <style:text-properties style:use-window-font-color="true" style:text-line-through-style="none" style:font-name="Bitstream Vera Sans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line-through-style="none" style:font-name="Bitstream Vera Sans" fo:font-size="10pt" fo:language="en" fo:country="GB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line-through-style="none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line-through-style="none" fo:language="en" fo:country="GB" fo:font-style="normal" style:text-underline-style="none" fo:font-weight="normal" fo:background-color="transparent" style:font-name-asian="Times New Roman" style:language-asian="nl" style:country-asian="NL" style:font-style-asian="normal" style:font-weight-asian="normal" style:font-name-complex="Courier New1" style:language-complex="ar" style:country-complex="SA" style:font-style-complex="normal" style:font-weight-complex="normal"/>
    </style:style>
    <style:style style:name="T9" style:family="text">
      <style:text-properties style:use-window-font-color="true" style:text-line-through-style="none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text-line-through-style="none" fo:language="en" fo:country="GB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language="en" fo:country="GB"/>
    </style:style>
    <style:style style:name="T16" style:family="text">
      <style:text-properties fo:language="en" fo:country="GB" fo:font-weight="normal" style:font-weight-asian="normal" style:font-weight-complex="normal"/>
    </style:style>
    <style:style style:name="T17" style:family="text">
      <style:text-properties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-asian="HG Mincho Light J" style:font-name-complex="Arial Unicode MS1"/>
    </style:style>
    <style:style style:name="T20" style:family="text">
      <style:text-properties style:font-name="Bitstream Vera Sans" fo:font-size="10pt" fo:background-color="transparent" style:font-size-asian="10pt" style:font-size-complex="10pt"/>
    </style:style>
    <style:style style:name="T21" style:family="text">
      <style:text-properties style:font-name="Bitstream Vera Sans" fo:font-size="10pt" fo:background-color="transparent" style:font-size-asian="10pt" style:font-name-complex="Arial" style:font-size-complex="10pt"/>
    </style:style>
    <style:style style:name="T22" style:family="text">
      <style:text-properties style:font-name="Bitstream Vera Sans" fo:font-size="10pt" style:font-size-asian="10pt" style:font-size-complex="10pt"/>
    </style:style>
    <style:style style:name="T23" style:family="text">
      <style:text-properties style:font-name="Bitstream Vera Sans" fo:font-size="10pt" style:text-underline-style="solid" style:text-underline-width="auto" style:text-underline-color="font-color" fo:background-color="transparent" style:font-size-asian="10pt" style:font-size-complex="10pt"/>
    </style:style>
    <style:style style:name="T24" style:family="text">
      <style:text-properties style:text-line-through-style="none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5" style:family="text">
      <style:text-properties fo:color="#808080" style:text-line-through-style="none" fo:language="en" fo:country="GB" fo:font-style="normal" style:text-underline-style="none" fo:font-weight="normal" fo:background-color="transparent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 " style:num-format="1"/>
      <text:list-level-style-number text:level="2" text:style-name="Numbering_20_Symbols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cm" text:min-label-width="1.25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0">NOTE: Voor inhoud Downloads CD en checklists zie </text:span><text:a xlink:type="simple" xlink:href="http://www.karelzimmer.nl/"><text:span text:style-name="T22">www.karelzimmer.nl</text:span></text:a><text:span text:style-name="T20"> en klik op </text:span><text:span text:style-name="T23">Linux</text:span></text:p>
      <text:p text:style-name="P4"/>
      <text:p text:style-name="P4">NOTE: Een Linux installatie herstellen na opnieuw installeren van Windows Vista</text:p>
      <text:list text:style-name="L1">
        <text:list-item>
          <text:list>
            <text:list-item>
              <text:p text:style-name="P8">Boot vanaf Ubuntu Live CD</text:p>
            </text:list-item>
            <text:list-item>
              <text:p text:style-name="P9">ubuntu@ubuntu:~$ sudo grub</text:p>
            </text:list-item>
            <text:list-item>
              <text:p text:style-name="P9">grub&gt; find /boot/grub/stage1<text:tab/>(g<text:span text:style-name="T7">eeft locatie GRUB bestanden, gebruik bij root)</text:span></text:p>
            </text:list-item>
            <text:list-item>
              <text:p text:style-name="P9">grub&gt; root (hd0,0)<text:tab/><text:tab/><text:tab/><text:tab/><text:tab/>(Ubuntu is ge<text:span text:style-name="T19">ï</text:span>nstalleerd op 1e HD, vandaar hd0)</text:p>
            </text:list-item>
            <text:list-item>
              <text:p text:style-name="P9">grub&gt; setup (hd0)<text:tab/><text:tab/><text:tab/><text:tab/><text:tab/>(installeer GRUB op hd0, het MBR van de 1e HD)</text:p>
            </text:list-item>
            <text:list-item>
              <text:p text:style-name="P9">grub&gt; quit</text:p>
            </text:list-item>
            <text:list-item>
              <text:p text:style-name="P11">ubuntu@ubuntu:~$ sudo reboot</text:p>
            </text:list-item>
          </text:list>
        </text:list-item>
      </text:list>
      <text:p text:style-name="P5"/>
      <text:list text:style-name="L1">
        <text:list-item>
          <text:list>
            <text:list-header>
              <text:p text:style-name="P11"/>
            </text:list-header>
          </text:list>
        </text:list-item>
      </text:list>
      <text:list text:style-name="L2">
        <text:list-item>
          <text:p text:style-name="P12">Installatie voorbereiden</text:p>
          <text:p text:style-name="P12"/>
        </text:list-item>
      </text:list>
      <text:list text:style-name="L3">
        <text:list-item>
          <text:list>
            <text:list-item>
              <text:p text:style-name="P13">Sluit alle randapparatuur aan en zet deze aan</text:p>
              <text:list>
                <text:list-item>
                  <text:p text:style-name="P13">Printer</text:p>
                  <text:p text:style-name="P13"/>
                  <text:p text:style-name="P13"/>
                </text:list-item>
              </text:list>
            </text:list-item>
          </text:list>
        </text:list-item>
        <text:list-item>
          <text:p text:style-name="P13">Linux Ubuntu 7.04 (Feisty Fawn) installeren</text:p>
          <text:p text:style-name="P13"/>
          <text:list>
            <text:list-item>
              <text:p text:style-name="P13">S<text:span text:style-name="T11">tart</text:span> de computer op vanaf <text:span text:style-name="T7">Ubuntu Live CD via het Boot-menu </text:span>(Esc<text:span text:style-name="T11">-toets)</text:span></text:p>
              <text:p text:style-name="P13"/>
            </text:list-item>
            <text:list-item>
              <text:p text:style-name="P13">Installeer Ubuntu</text:p>
              <text:list>
                <text:list-item>
                  <text:p text:style-name="P13">Toetsenbordindeling: <text:span text:style-name="T11">U.S. English en </text:span>U.S. English - International (with dead keys)</text:p>
                </text:list-item>
                <text:list-item>
                  <text:p text:style-name="P15">Kies Handmatig</text:p>
                  <text:list>
                    <text:list-item>
                      <text:p text:style-name="P15">Selecteer free space en klik op New partition<text:line-break/>(Verwijder eventueel aanwezige partities van /dev/sda2)</text:p>
                    </text:list-item>
                    <text:list-item>
                      <text:p text:style-name="P15">Type: Primary, Size: max – 4100, Location: Beginning, Use: ext3, Mount point: /</text:p>
                    </text:list-item>
                    <text:list-item>
                      <text:p text:style-name="P15">Selecteer free space en klik op New partition</text:p>
                    </text:list-item>
                    <text:list-item>
                      <text:p text:style-name="P15">Type: Primary, Size: 4100 (4100 = 2 * RAM), Location: Beginning, Use: swap</text:p>
                    </text:list-item>
                  </text:list>
                </text:list-item>
                <text:list-item>
                  <text:p text:style-name="P15">Naam: Karel, Aanmeldnaam: karel, en Naam van deze computer: PC1</text:p>
                </text:list-item>
              </text:list>
              <text:p text:style-name="P15"/>
            </text:list-item>
            <text:list-item>
              <text:p text:style-name="P15">Aanmelden als karel</text:p>
              <text:list>
                <text:list-item>
                  <text:p text:style-name="P15">Installeer Software-updates</text:p>
                </text:list-item>
                <text:list-item>
                  <text:p text:style-name="P15">Voeg gebruiker toe</text:p>
                  <text:list>
                    <text:list-item>
                      <text:p text:style-name="P15">Gebruikersnaam: gast en Echte naam: Gast</text:p>
                    </text:list-item>
                  </text:list>
                </text:list-item>
                <text:list-item>
                  <text:p text:style-name="P15">Wijzig aanmeldvenster naar Human List</text:p>
                </text:list-item>
                <text:list-item>
                  <text:p text:style-name="P15">Wijzig opstarten</text:p>
                  <text:list>
                    <text:list-item>
                      <text:p text:style-name="P28">$ <text:span text:style-name="T13">cd /boot/grub (gebruik tab-completion)</text:span></text:p>
                    </text:list-item>
                    <text:list-item>
                      <text:p text:style-name="P28"><text:span text:style-name="T13">$ </text:span>sudo cp menu.lst menu.lst.kzbak</text:p>
                    </text:list-item>
                    <text:list-item>
                      <text:p text:style-name="P28">$ gksudo gedit menu.lst</text:p>
                      <text:list>
                        <text:list-item>
                          <text:p text:style-name="P15">Zet # voor “title Other operating systems:” en voor “root” daaronder</text:p>
                        </text:list-item>
                        <text:list-item>
                          <text:p text:style-name="P15">Knip “title Windows Vista” t/m “chainloader +1”</text:p>
                        </text:list-item>
                        <text:list-item>
                          <text:p text:style-name="P15">Plak na “# Put static boot stanzas before and/or after AUTOMAGIC KERNEL...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Backup terugzetten, <text:span text:style-name="T12">hardware en </text:span>software installeren. <text:span text:style-name="T14">Aangemeld als </text:span><text:span text:style-name="T14">K</text:span><text:span text:style-name="T14">arel</text:span></text:p>
          <text:p text:style-name="P15"/>
          <text:list>
            <text:list-item>
              <text:p text:style-name="P15">Backup terugzetten</text:p>
              <text:list>
                <text:list-item>
                  <text:p text:style-name="P19">$ <text:span text:style-name="T15">gksudo </text:span>nautilus</text:p>
                </text:list-item>
                <text:list-item>
                  <text:p text:style-name="P19">Kopieer meest recente Backup-PC1 van /media/FREECOMM HDD naar /root</text:p>
                </text:list-item>
                <text:list-item>
                  <text:p text:style-name="P22"><text:span text:style-name="T20">$ sudo tar xvC / -f /root/Backup-PC1....tar.gz home/karel/scripts/restore<text:line-break/>of via script restore. Zie </text:span><text:a xlink:type="simple" xlink:href="http://www.karelzimmer.nl/"><text:span text:style-name="T20">www.karelzimmer.nl</text:span></text:a><text:span text:style-name="T20">, klik op </text:span><text:span text:style-name="T23">Linux</text:span><text:span text:style-name="T20">, en kopieer naar ~/scripts</text:span></text:p>
                </text:list-item>
                <text:list-item>
                  <text:p text:style-name="P15">$ cd scripts</text:p>
                </text:list-item>
                <text:list-item>
                  <text:p text:style-name="P15">$ sudo ./restore, kies voor Restore naar: /=orginele plek, en kies voor Restore van</text:p>
                  <text:list>
                    <text:list-item>
                      <text:p text:style-name="P15">home --exclude=.*<text:tab/><text:tab/>(Persoonlijke mappen)</text:p>
                    </text:list-item>
                    <text:list-item>
                      <text:p text:style-name="P15">home/*/.amsn<text:tab/><text:tab/><text:tab/>(Chatten)</text:p>
                    </text:list-item>
                    <text:list-item>
                      <text:p text:style-name="P15">home/*/.evolution<text:tab/><text:tab/>(Email en agenda)</text:p>
                    </text:list-item>
                    <text:list-item>
                      <text:p text:style-name="P15">home/*/.gaim<text:tab/><text:tab/><text:tab/>(Chatten)</text:p>
                    </text:list-item>
                    <text:list-item>
                      <text:p text:style-name="P15">home/*/.mozilla<text:tab/><text:tab/><text:tab/>(Internet)</text:p>
                    </text:list-item>
                    <text:list-item>
                      <text:p text:style-name="P20"><text:span text:style-name="T20">home/*/.VirtualBox<text:tab/><text:tab/>(Virtuele machines)<text:line-break/>(Backup maken via $ sudo tar cvvzf /root/Backup-PC1.tar.gz /home<text:line-break/>en controleren via $ sudo tar dvvC / -f /root/Backup-PC1.tar.gz<text:line-break/>of via script backup. Zie </text:span><text:a xlink:type="simple" xlink:href="http://www.karelzimmer.nl/"><text:span text:style-name="T20">www.karelzimmer.nl</text:span></text:a><text:span text:style-name="T20"> en klik op </text:span><text:span text:style-name="T23">Linux</text:span><text:span text:style-name="T20">.<text:line-break/>Backup inhoud bekijken via $ tar tvvf /root/Backup-PC1.tar.gz | less)</text:span></text:p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15">Software installeren</text:p>
              <text:list>
                <text:list-item>
                  <text:p text:style-name="P23"><text:span text:style-name="T13">$ wget</text:span><text:span text:style-name="T13"> -P /t</text:span>mp http://www.virtualbox.org/debian/innotek.asc </text:p>
                </text:list-item>
                <text:list-item>
                  <text:p text:style-name="P15">Start Synaptic pakketbeheer</text:p>
                </text:list-item>
                <text:list-item>
                  <text:p text:style-name="P15">Voeg pakketbron deb http://www.virtualbox.org/debian feisty non-free toe </text:p>
                </text:list-item>
                <text:list-item>
                  <text:p text:style-name="P15">Importeer sleutel innotek.asc vanaf /tmp </text:p>
                </text:list-item>
                <text:list-item>
                  <text:p text:style-name="P15">Klik op Herladen </text:p>
                </text:list-item>
                <text:list-item>
                  <text:p text:style-name="P15">Markeer voor installatie<text:tab/>(tik, deel van, pakketnaam in, eventueel gevolgd door Enter)</text:p>
                  <text:list>
                    <text:list-item>
                      <text:p text:style-name="P15">amsn<text:tab/><text:tab/><text:tab/><text:tab/><text:tab/><text:tab/>(Chatten)</text:p>
                    </text:list-item>
                    <text:list-item>
                      <text:p text:style-name="P15">flashplugin-nonfree<text:tab/>(Adobe Flashplayer plugin)</text:p>
                    </text:list-item>
                    <text:list-item>
                      <text:p text:style-name="P15">gftp-gtk<text:tab/><text:tab/><text:tab/><text:tab/><text:tab/>(FTP-programma)</text:p>
                    </text:list-item>
                    <text:list-item>
                      <text:p text:style-name="P15">gtk-gnutella<text:tab/><text:tab/><text:tab/><text:tab/>(Bestanden zoeken en delen)</text:p>
                    </text:list-item>
                    <text:list-item>
                      <text:p text:style-name="P16">libmotif3<text:tab/><text:tab/><text:tab/><text:tab/><text:tab/>(T.b.v. ICA Client)</text:p>
                    </text:list-item>
                    <text:list-item>
                      <text:p text:style-name="P15">msttcorefonts<text:tab/><text:tab/><text:tab/>(Microsoft True Type Core Fonts)</text:p>
                    </text:list-item>
                    <text:list-item>
                      <text:p text:style-name="P15">sun-java6-fonts<text:tab/><text:tab/><text:tab/>(Platformonafhankelijke programmeertaal,</text:p>
                    </text:list-item>
                    <text:list-item>
                      <text:p text:style-name="P15">sun-java6-plugin<text:tab/><text:tab/>check/selecteer met $ sudo update-alternatives --config java)</text:p>
                    </text:list-item>
                    <text:list-item>
                      <text:p text:style-name="P15">virtualbox<text:tab/><text:tab/><text:tab/><text:tab/><text:tab/>(Virtualisatie programma)</text:p>
                    </text:list-item>
                    <text:list-item>
                      <text:p text:style-name="P20"><text:span text:style-name="T20">wine<text:tab/><text:tab/><text:tab/><text:tab/><text:tab/><text:tab/>(Windows programma's draaien. Zie </text:span><text:a xlink:type="simple" xlink:href="http://frankscorner.org/"><text:span text:style-name="T20">frankscorner.org</text:span></text:a><text:span text:style-name="T20">)</text:span></text:p>
                    </text:list-item>
                  </text:list>
                </text:list-item>
                <text:list-item>
                  <text:p text:style-name="P15">Klik op Toepassen</text:p>
                  <text:p text:style-name="P15"/>
                </text:list-item>
              </text:list>
            </text:list-item>
            <text:list-item>
              <text:p text:style-name="P15">Video installeren</text:p>
              <text:list>
                <text:list-item>
                  <text:p text:style-name="P15">Activeer videokaartdriver via Beperkt ondersteunde stuurprogramma's<text:line-break/>(“Restricted Driver Manager”-- balans tussen vrije software en functionerende hardware)</text:p>
                </text:list-item>
                <text:list-item>
                  <text:p text:style-name="P15">Zet Schermresolutie op 1440 x 900 en Verversingsfrequentie op 54 Hz</text:p>
                  <text:p text:style-name="P15"/>
                </text:list-item>
              </text:list>
            </text:list-item>
            <text:list-item>
              <text:p text:style-name="P15">LimeWire installeren</text:p>
              <text:list>
                <text:list-item>
                  <text:p text:style-name="P21"><text:span text:style-name="T22">Download LimeWire van </text:span><text:a xlink:type="simple" xlink:href="http://www.limewire.org/"><text:span text:style-name="T22">www.limewire.org</text:span></text:a><text:span text:style-name="T22"> naar /tmp <text:line-break/>of kopieer deze vanaf Downloads CD naar /tmp </text:span></text:p>
                </text:list-item>
                <text:list-item>
                  <text:p text:style-name="P15">Open het .deb bestand en klik op Pakket installeren</text:p>
                </text:list-item>
                <text:list-item>
                  <text:p text:style-name="P15"><text:span text:style-name="T9">Start LimeWire en voltooi de installatie. </text:span><text:span text:style-name="T10">Geen mappen, extensies en downloads delen. Afsluiten is Direct Afsluiten</text:span><text:span text:style-name="T9"> </text:span></text:p>
                </text:list-item>
              </text:list>
            </text:list-item>
            <text:list-item>
              <text:p text:style-name="P27">ICA Client installeren</text:p>
              <text:list>
                <text:list-item>
                  <text:p text:style-name="P29"><text:span text:style-name="T21">Download Linux ICA Client .tar.gz. van </text:span><text:a xlink:type="simple" xlink:href="http://www.citrix.nl/"><text:span text:style-name="T22">www.citrix.nl</text:span></text:a><text:span text:style-name="T21"> naar /tmp<text:line-break/>of kopieer deze vanaf Downloads CD naar /tmp</text:span></text:p>
                </text:list-item>
                <text:list-item>
                  <text:p text:style-name="P30"><text:span text:style-name="T1">Pak via Archiefbeheer </text:span>en.linuxx86.tar.gz uit in <text:span text:style-name="T3">/tmp/ica </text:span></text:p>
                </text:list-item>
                <text:list-item>
                  <text:p text:style-name="P33">$ sudo /tmp/ica/setupwfc</text:p>
                </text:list-item>
                <text:list-item>
                  <text:p text:style-name="P31">Wijzig toetsenbordinstellingen via Citrix Presentation Server Client &gt; Tools &gt; Settings &gt; Preferences: Keyboard Layout: US-International, <text:span text:style-name="T8">Keyboard Type (Client): Linux – Standard, en Keyboard Type (Server): (Default)</text:span></text:p>
                </text:list-item>
                <text:list-item>
                  <text:p text:style-name="P34">Log aan het TWP</text:p>
                </text:list-item>
                <text:list-item>
                  <text:p text:style-name="P34">Open een willekeurige Toepassing</text:p>
                </text:list-item>
                <text:list-item>
                  <text:p text:style-name="P35">Kies voor openen met /usr/lib/ICAClient/wfica en vink aan Dit vanaf nu automatisch doen voor dit type bestanden.</text:p>
                  <text:p text:style-name="P35"/>
                </text:list-item>
              </text:list>
            </text:list-item>
            <text:list-item>
              <text:p text:style-name="P32">Printer installeren</text:p>
              <text:list>
                <text:list-item>
                  <text:p text:style-name="P15">Controleer of de printer aanstaat</text:p>
                </text:list-item>
                <text:list-item>
                  <text:p text:style-name="P15">Ga naar <text:span text:style-name="T12">Systeem &gt; Beheer &gt; Printers</text:span></text:p>
                </text:list-item>
                <text:list-item>
                  <text:p text:style-name="P15">Dubbelklik Nieuwe printer (Printer database wordt gelezen ... duurt even)</text:p>
                </text:list-item>
                <text:list-item>
                  <text:p text:style-name="P15">Printer type: Lokale of gedetecteerde printer en Gebruik een gevonden printer</text:p>
                </text:list-item>
                <text:list-item>
                  <text:p text:style-name="P15">Producent: Canon, Model: MULTIPASS MP150, en Stuurprogramma: Hoge kwaliteit afbeelding (Gutenprint CUPS) (expert)</text:p>
                </text:list-item>
                <text:list-item>
                  <text:p text:style-name="P15">Naam: PrinterPC1, Omschrijving: Canon PIXMA MP160, en Lokatie: Woonkamer</text:p>
                </text:list-item>
                <text:list-item>
                  <text:p text:style-name="P15">Maak <text:span text:style-name="T12">PrinterPC1 </text:span>de standaardprinter</text:p>
                  <text:p text:style-name="P15"/>
                  <text:p text:style-name="P15"/>
                </text:list-item>
              </text:list>
            </text:list-item>
          </text:list>
        </text:list-item>
        <text:list-item>
          <text:p text:style-name="P15">Gebruikers inrichten</text:p>
          <text:p text:style-name="P15"/>
          <text:list>
            <text:list-item>
              <text:p text:style-name="P15">Aanmelden als Karel</text:p>
              <text:list>
                <text:list-item>
                  <text:p text:style-name="P15">Wijzig afbeelding opstartscherm via Over mij en selecteer penguin</text:p>
                </text:list-item>
                <text:list-item>
                  <text:p text:style-name="P10">Open Persoonlijke map en kies Eenmalig klikken om items te activeren</text:p>
                </text:list-item>
                <text:list-item>
                  <text:p text:style-name="P15"><text:span text:style-name="T9">Open verschillende soorten multimediabestanden en installeer ontbrekende codecs</text:span><text:span text:style-name="T12"><text:line-break/>(“Multimedia Codec Wizard”-- balans tussen vrije software en functionerende hardware)</text:span></text:p>
                </text:list-item>
                <text:list-item>
                  <text:p text:style-name="P15">Start en configureer <text:span text:style-name="T12">Evolution e-mail</text:span></text:p>
                </text:list-item>
                <text:list-item>
                  <text:p text:style-name="P10">Enkelklikken om het hele adres te selecteren in Firefox</text:p>
                  <text:list>
                    <text:list-item>
                      <text:p text:style-name="P10">Start Firefox webbrowser, ga naar about:config, en Filter: click</text:p>
                    </text:list-item>
                    <text:list-item>
                      <text:p text:style-name="P10">Dubbelklik regel browser.urlbar.clickSelectsAll (Waarde verandert in true)</text:p>
                    </text:list-item>
                    <text:list-item>
                      <text:p text:style-name="P10">Herstart <text:s/><text:span text:style-name="T7">Firefox</text:span></text:p>
                    </text:list-item>
                  </text:list>
                </text:list-item>
                <text:list-item>
                  <text:p text:style-name="P24"><text:span text:style-name="T5">Zet Bureaublad-effecten aan en vink aan Werkbladen op een kubus<text:line-break/>(Bureaublad-effecten <text:s/>herstellen na uit/inschakelen via<text:line-break/>$ gconftool-2 --type int --set /apps/compiz/general/screen0/options/hsize 4<text:line-break/>$ gconftool-2 --type int --set /apps/compiz/general/screen0/options/number_of_desktops 1<text:line-break/>of via script compiz-fix. Zie </text:span><text:a xlink:type="simple" xlink:href="http://www.karelzimmer.nl/"><text:span text:style-name="T20">www.karelzimmer.nl</text:span></text:a><text:span text:style-name="T5"> en klik op </text:span><text:span text:style-name="T6">Linux</text:span><text:span text:style-name="T5">. Zie <text:s/>ook compiz-keys)</text:span></text:p>
                </text:list-item>
                <text:list-item>
                  <text:p text:style-name="P15">Wijzig aliassen</text:p>
                  <text:list>
                    <text:list-item>
                      <text:p text:style-name="P15">$ gedit .bashrc</text:p>
                    </text:list-item>
                    <text:list-item>
                      <text:p text:style-name="P15">Haal onder “# some more aliasses” de # weg voor alias ll, alias la, en alias l</text:p>
                    </text:list-item>
                    <text:list-item>
                      <text:p text:style-name="P10">Wijzig alias la van ls -A naar ls -la</text:p>
                    </text:list-item>
                  </text:list>
                </text:list-item>
                <text:list-item>
                  <text:p text:style-name="P27">Windows XP installeren in VirtualBox</text:p>
                  <text:list>
                    <text:list-item>
                      <text:p text:style-name="P15">Voeg gebruiker Karel toe aan groep vboxusers </text:p>
                    </text:list-item>
                    <text:list-item>
                      <text:p text:style-name="P15">Afmelden en weer Aanmelden </text:p>
                    </text:list-item>
                    <text:list-item>
                      <text:p text:style-name="P15">Start VirtualBox via Toepassingen &gt; Systeemgereedschap </text:p>
                    </text:list-item>
                    <text:list-item>
                      <text:p text:style-name="P15">Maak VM Windows XP met <text:span text:style-name="T13">Base memory: 512 MB </text:span></text:p>
                    </text:list-item>
                    <text:list-item>
                      <text:p text:style-name="P15">Computernaam: PC1VM</text:p>
                    </text:list-item>
                    <text:list-item>
                      <text:p text:style-name="P15">Beschrijving van de computer: PC Woonkamer</text:p>
                    </text:list-item>
                    <text:list-item>
                      <text:p text:style-name="P15">Installer Guest Additions</text:p>
                    </text:list-item>
                    <text:list-item>
                      <text:p text:style-name="P15">Installeer avast! 4 Home Edition vanaf Downloads CD</text:p>
                    </text:list-item>
                    <text:list-item>
                      <text:p text:style-name="P15">Registreer avast! 4 Home Edition </text:p>
                    </text:list-item>
                    <text:list-item>
                      <text:p text:style-name="P15"><text:span text:style-name="T13">Installeer </text:span>CCleaner. <text:span text:style-name="T14">Yahoo! Toolbar niet installeren</text:span></text:p>
                    </text:list-item>
                    <text:list-item>
                      <text:p text:style-name="P10">Maak een Snapshot</text:p>
                    </text:list-item>
                    <text:list-item>
                      <text:p text:style-name="P25">Windows 95 | 98SE | Me installeren</text:p>
                    </text:list-item>
                    <text:list-item>
                      <text:p text:style-name="P26"><text:span text:style-name="T17">Download vanaf</text:span> www.bootdisk.com/bootdisk.htm &gt; Win<text:span text:style-name="T17">dows 95 Version B | Windows 98 SE Custom, No Ramdrive | Windows Me Custom, No Ramdrive</text:span></text:p>
                    </text:list-item>
                    <text:list-item>
                      <text:p text:style-name="P25"><text:span text:style-name="T4">Pak via Archiefbeheer</text:span> boot95b.exe | boot98sc.exe | <text:span text:style-name="T17">bootmec.exe</text:span> uit in /home/karel/VirtualBox</text:p>
                    </text:list-item>
                    <text:list-item>
                      <text:p text:style-name="P25"><text:span text:style-name="T25">Hernoem winb95b.IMA</text:span><text:span text:style-name="T24"> | boot98sc.IMA | bootmec.IMA naar winb95b.img | boot98sc.img | bootmec.img</text:span></text:p>
                    </text:list-item>
                    <text:list-item>
                      <text:p text:style-name="P25">Maak VM Windows95 | 98SE | Me</text:p>
                    </text:list-item>
                    <text:list-item>
                      <text:p text:style-name="P25">Koppel aan Floppy de Image file /home/karel/VirtualBox/boot95b.img | <text:span text:style-name="T24">boot98sc.img | bootmec.img</text:span></text:p>
                    </text:list-item>
                    <text:list-item>
                      <text:p text:style-name="P25">Start VM Windows 95 | 98SE | Me</text:p>
                    </text:list-item>
                    <text:list-item>
                      <text:p text:style-name="P25">A:\&gt;fdisk </text:p>
                    </text:list-item>
                    <text:list-item>
                      <text:p text:style-name="P25">Stop en start VM</text:p>
                    </text:list-item>
                    <text:list-item>
                      <text:p text:style-name="P25">Plaats Windows 95 | 98SE | Me installatie CD (Me is <text:span text:style-name="T17">Upgrade Windows 98SE)</text:span></text:p>
                    </text:list-item>
                    <text:list-item>
                      <text:p text:style-name="P26"><text:span text:style-name="T17">A:\&gt;format c:, A:\&gt;r:</text:span>, en R:\&gt;setup </text:p>
                    </text:list-item>
                    <text:list-item>
                      <text:p text:style-name="P25">Installeer Windows 95 | 98SE | Me<text:span text:style-name="T17"> (Me is Upgrade Windows 98SE). Zie hiervoor</text:span></text:p>
                    </text:list-item>
                    <text:list-item>
                      <text:p text:style-name="P25">Wijzig bootvolgorde</text:p>
                    </text:list-item>
                    <text:list-item>
                      <text:p text:style-name="P25">Maak een Snapshot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5">Aanmelden als Gast</text:p>
              <text:list>
                <text:list-item>
                  <text:p text:style-name="P15">Zet Schermresolutie op 1440 x 900 en Verversingsfrequentie op 54 Hz</text:p>
                </text:list-item>
                <text:list-item>
                  <text:p text:style-name="P15">Wijzig afbeelding opstartscherm via Over mij en selecteer butterfly</text:p>
                </text:list-item>
                <text:list-item>
                  <text:p text:style-name="P10">Open Persoonlijke map en kies Eenmalig klikken om items te activeren</text:p>
                </text:list-item>
                <text:list-item>
                  <text:p text:style-name="P10">Verwijder Evolution e-mail<text:span text:style-name="T12"> van het paneel</text:span></text:p>
                </text:list-item>
                <text:list-item>
                  <text:p text:style-name="P10">Enkelklikken om het hele adres te selecteren in Firefox<text:span text:style-name="T7">. Zie hiervoor</text:span></text:p>
                </text:list-item>
                <text:list-item>
                  <text:p text:style-name="P10">Zet <text:span text:style-name="T9">eventueel (1) Bureaublad-effecten</text:span> aan. Zie hiervoor</text:p>
                </text:list-item>
              </text:list>
              <text:p text:style-name="P17"/>
            </text:list-item>
          </text:list>
        </text:list-item>
      </text:list>
      <text:p text:style-name="P6"/>
      <text:list text:style-name="L4">
        <text:list-header>
          <text:p text:style-name="P18">(1) aMSN en LimeWire werken dan niet goed</text:p>
        </text:list-header>
      </text:list>
      <text:p text:style-name="P6"/>
      <text:p text:style-name="P6"/>
      <text:list text:style-name="L4" text:continue-numbering="true">
        <text:list-header>
          <text:p text:style-name="P14"><text:span text:style-name="T16">NOTE: </text:span><text:span text:style-name="T18">Installatie PC1 Linux voltooid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" fo:font-size="10pt" style:font-size-asian="10pt" style:font-size-complex="10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3" style:family="paragraph" style:parent-style-name="Footer">
      <style:text-properties style:font-name="Bitstream Vera Sans" fo:font-size="10pt" style:font-size-asian="10pt" style:font-size-complex="10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1 Linux Ubuntu 7.04 Desktop i386</text:file-name><text:tab/><text:date style:data-style-name="N36" text:date-value="2008-08-19T10:17:23.99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7:24</dc:date>
    <meta:print-date>2007-08-22T07:58:36</meta:print-date>
    <meta:keyword>Installatie</meta:keyword>
    <meta:keyword>Checklist</meta:keyword>
    <meta:keyword>Linux</meta:keyword>
    <meta:editing-cycles>799</meta:editing-cycles>
    <meta:editing-duration>P1DT16H4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40" meta:word-count="1090" meta:character-count="7603"/>
  </office:meta>
</office:document-meta>
</file>